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9cf" officeooo:paragraph-rsid="000969cf"/>
    </style:style>
    <style:style style:name="P2" style:family="paragraph" style:parent-style-name="Standard">
      <style:paragraph-properties fo:text-align="end" style:justify-single-word="false"/>
      <style:text-properties officeooo:rsid="000969cf" officeooo:paragraph-rsid="000969cf"/>
    </style:style>
    <style:style style:name="P3" style:family="paragraph" style:parent-style-name="Standard">
      <style:paragraph-properties fo:text-align="center" style:justify-single-word="false"/>
      <style:text-properties fo:font-size="15pt" officeooo:rsid="000969cf" officeooo:paragraph-rsid="000969c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a77c7" officeooo:paragraph-rsid="000a77c7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a77c7" officeooo:paragraph-rsid="000a77c7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0a77c7" officeooo:paragraph-rsid="000a77c7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a77c7" officeooo:paragraph-rsid="000a77c7" style:font-size-asian="13.1000003814697pt" style:font-weight-asian="normal" style:font-size-complex="15pt" style:font-weight-complex="normal"/>
    </style:style>
    <style:style style:name="T1" style:family="text">
      <style:text-properties officeooo:rsid="000a9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</text:p>
      <text:p text:style-name="P1">Curso : Ciência da Computação 2015.1</text:p>
      <text:p text:style-name="P1">Componente Curricular : Programação I</text:p>
      <text:p text:style-name="P1">Professor : Fernando Bevilacqu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anual da Linguagem Dib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cadêmicos: Jackson Henrique Hochs<text:span text:style-name="T1">c</text:span>heidt</text:p>
      <text:p text:style-name="P2">Maikiel Ro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Variáveis</text:p>
      <text:p text:style-name="P7">Esta linguagem usa apenas o tipo de dados “double”, sendo este qualquer valor real decimal. Ex: 1 – 1.5 – 3.14 – 5 – 200.123 – -123.1 – -12 <text:s text:c="2"/></text:p>
      <text:p text:style-name="P6"/>
      <text:p text:style-name="P6">Declaração de variáveis : </text:p>
      <text:p text:style-name="P7">* deve ser feita em uma única linha apenas;</text:p>
      <text:p text:style-name="P7"/>
      <text:p text:style-name="P7">* o nome da variável deve começar com qualquer letra maiúscula ou minúscula, apenas. Ex: var1 – Var1 – VAR1 – vAr1 …</text:p>
      <text:p text:style-name="P7"/>
      <text:p text:style-name="P7">* o nome da variável será definida após a definição o tipo da variável, no caso da linguagem dibre, o tipo “double”. Ex: double variavelExemplo </text:p>
      <text:p text:style-name="P7"/>
      <text:p text:style-name="P7">* aceita infinitos espaços em branco. Ex: double var1 - <text:s text:c="5"/>double <text:s text:c="12"/>Var1 - double <text:tab/><text:tab/><text:tab/>vAr1 …</text:p>
      <text:p text:style-name="P7"/>
      <text:p text:style-name="P7">* poderá ser feita a declaração de várias variáveis do mesmo tipo em uma mesma linha, separando os nomes por “,” . Ex: double var1, <text:s text:c="3"/>VAR2, <text:s text:c="5"/>VaR3, var9 <text:s text:c="2"/>, var19</text:p>
      <text:p text:style-name="P7"/>
      <text:p text:style-name="P7">* entenderá como o fim da declaração de uma ou n variáveis “;”. Ex: double var1; - double <text:s text:c="4"/>VAR1, var2, <text:s text:c="4"/>Var3 ;</text:p>
      <text:p text:style-name="P7"/>
      <text:p text:style-name="P6">Atribuição de valor a variável:</text:p>
      <text:p text:style-name="P7"/>
      <text:p text:style-name="P7">* atribuição será feita através do “=”. Ex: var1 = 10;</text:p>
      <text:p text:style-name="P7"/>
      <text:p text:style-name="P7">* pode ser feita junto com a declaração da variável. Ex: double var1 = 10;</text:p>
      <text:p text:style-name="P7"/>
      <text:p text:style-name="P7">* poderá se atribuir o resultado de uma expressão a uma variável.</text:p>
      <text:p text:style-name="P7">Ex: <text:tab/>var1 = 10;</text:p>
      <text:p text:style-name="P7"><text:s text:c="5"/><text:tab/>var2 = 20;</text:p>
      <text:p text:style-name="P7"><text:tab/>var3 = var1 + var2;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01:55:02.627125750</meta:creation-date>
    <dc:date>2015-04-12T02:16:34.635968774</dc:date>
    <meta:editing-duration>PT17M37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23" meta:word-count="236" meta:character-count="1365" meta:non-whitespace-character-count="1091"/>
  </office:meta>
</office:document-meta>
</file>